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6.604cm" svg:x="1cm" svg:y="12.938cm">
          <text:p text:style-name="P1">algorithm type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207cm" svg:height="1.016cm" svg:x="8.192cm" svg:y="1cm">
          <text:p text:style-name="P1">amazonturk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445cm" svg:height="1.016cm" svg:x="8.573cm" svg:y="3.794cm">
          <text:p text:style-name="P1">demographic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7.366cm" svg:height="1.016cm" svg:x="7.112cm" svg:y="10.271cm">
          <text:p text:style-name="P1">catalogue_questions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7.747cm" svg:height="1.016cm" svg:x="12.176cm" svg:y="13.954cm">
          <text:p text:style-name="P1">algorithm_performanc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842cm" svg:height="1.016cm" svg:x="1.762cm" svg:y="13.954cm">
          <text:p text:style-name="P1">algorithm_strength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5.588cm" svg:height="1.016cm" svg:x="8.001cm" svg:y="21.32cm">
          <text:p text:style-name="P1">local_info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5.334cm" svg:height="1.016cm" svg:x="8.128cm" svg:y="24.114cm">
          <text:p text:style-name="P1">end_survey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715cm" svg:height="1.27cm" svg:x="7.938cm" svg:y="6.588cm">
          <text:p text:style-name="P1">free rating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795cm" svg:y1="2.016cm" svg:x2="10.795cm" svg:y2="3.794cm" draw:start-shape="id1" draw:start-glue-point="2" draw:end-shape="id2" draw:end-glue-point="0" svg:d="m10795 2016v1778">
          <text:p/>
        </draw:connector>
        <draw:custom-shape draw:style-name="gr5" draw:text-style-name="P1" xml:id="id3" draw:id="id3" draw:layer="layout" svg:width="2.54cm" svg:height="1.778cm" svg:x="2.016cm" svg:y="2.778cm">
          <text:p text:style-name="P1">star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429cm" svg:y1="3.667cm" svg:x2="8.112cm" svg:y2="1.508cm">
          <text:p/>
        </draw:line>
        <draw:connector draw:style-name="gr4" draw:text-style-name="P1" draw:layer="layout" draw:type="line" svg:x1="4.556cm" svg:y1="3.667cm" svg:x2="8.573cm" svg:y2="4.302cm" draw:start-shape="id3" draw:start-glue-point="1" draw:end-shape="id2" svg:d="m4556 3667 4017 635">
          <text:p/>
        </draw:connector>
        <draw:connector draw:style-name="gr4" draw:text-style-name="P1" draw:layer="layout" draw:type="line" svg:x1="10.795cm" svg:y1="4.81cm" svg:x2="10.795cm" svg:y2="6.588cm" draw:start-shape="id2" draw:start-glue-point="2" draw:end-shape="id4" draw:end-glue-point="0" svg:d="m10795 4810v1778">
          <text:p/>
        </draw:connector>
        <draw:connector draw:style-name="gr4" draw:text-style-name="P1" draw:layer="layout" draw:type="line" svg:x1="10.795cm" svg:y1="7.858cm" svg:x2="10.795cm" svg:y2="10.271cm" draw:start-shape="id4" draw:start-glue-point="2" draw:end-shape="id5" draw:end-glue-point="0" svg:d="m10795 7858v2413">
          <text:p/>
        </draw:connector>
        <draw:connector draw:style-name="gr4" draw:text-style-name="P1" draw:layer="layout" draw:type="line" svg:x1="4.683cm" svg:y1="14.97cm" svg:x2="10.795cm" svg:y2="21.32cm" draw:start-shape="id6" draw:start-glue-point="2" draw:end-shape="id7" draw:end-glue-point="0" svg:d="m4683 14970 6112 6350">
          <text:p/>
        </draw:connector>
        <draw:connector draw:style-name="gr4" draw:text-style-name="P1" draw:layer="layout" draw:type="line" svg:x1="16.049cm" svg:y1="14.97cm" svg:x2="10.795cm" svg:y2="21.32cm" draw:start-shape="id8" draw:start-glue-point="2" draw:end-shape="id7" draw:end-glue-point="0" svg:d="m16049 14970-5254 6350">
          <text:p/>
        </draw:connector>
        <draw:connector draw:style-name="gr4" draw:text-style-name="P1" draw:layer="layout" draw:type="line" svg:x1="10.795cm" svg:y1="11.287cm" svg:x2="4.683cm" svg:y2="13.954cm" draw:start-shape="id5" draw:start-glue-point="2" draw:end-shape="id6" draw:end-glue-point="0" svg:d="m10795 11287-6112 2667">
          <text:p/>
        </draw:connector>
        <draw:connector draw:style-name="gr4" draw:text-style-name="P1" draw:layer="layout" draw:type="line" svg:x1="10.795cm" svg:y1="11.287cm" svg:x2="16.049cm" svg:y2="13.954cm" draw:start-shape="id5" draw:start-glue-point="2" draw:end-shape="id8" draw:end-glue-point="0" svg:d="m10795 11287 5254 2667">
          <text:p/>
        </draw:connector>
        <draw:connector draw:style-name="gr4" draw:text-style-name="P1" draw:layer="layout" draw:type="line" svg:x1="10.795cm" svg:y1="22.336cm" svg:x2="10.795cm" svg:y2="24.114cm" draw:start-shape="id7" draw:start-glue-point="2" draw:end-shape="id9" svg:d="m10795 22336v1778">
          <text:p/>
        </draw:connector>
        <draw:custom-shape draw:style-name="gr6" draw:text-style-name="P1" xml:id="id10" draw:id="id10" draw:layer="layout" svg:width="2.54cm" svg:height="1.905cm" svg:x="16.875cm" svg:y="24.749cm">
          <text:p text:style-name="P1">end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795cm" svg:y1="25.13cm" svg:x2="16.875cm" svg:y2="25.701cm" draw:start-shape="id9" draw:start-glue-point="2" draw:end-shape="id10" svg:d="m10795 25130 6080 5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ncenzo Ampolo</meta:initial-creator>
    <meta:creation-date>2012-11-24T16:56:45</meta:creation-date>
    <dc:date>2012-11-24T17:13:08</dc:date>
    <dc:creator>Vincenzo Ampolo</dc:creator>
    <meta:editing-duration>PT50S</meta:editing-duration>
    <meta:editing-cycles>1</meta:editing-cycles>
    <meta:document-statistic meta:object-count="22"/>
    <meta:generator>LibreOffice/3.6$Linux_X86_64 LibreOffice_project/360m1$Build-2</meta:generator>
  </office:meta>
</office:document-meta>
</file>